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31cm" fo:margin-left="0.026cm" fo:margin-right="0.028cm" table:align="margins"/>
    </style:style>
    <style:style style:name="tabRevenu.A" style:family="table-column">
      <style:table-column-properties style:column-width="8.017cm" style:rel-column-width="28049*"/>
    </style:style>
    <style:style style:name="tabRevenu.B" style:family="table-column">
      <style:table-column-properties style:column-width="1.217cm" style:rel-column-width="4258*"/>
    </style:style>
    <style:style style:name="tabRevenu.C" style:family="table-column">
      <style:table-column-properties style:column-width="2.196cm" style:rel-column-width="7683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5cm" style:rel-column-width="7961*"/>
    </style:style>
    <style:style style:name="tabRevenu.F" style:family="table-column">
      <style:table-column-properties style:column-width="1.164cm" style:rel-column-width="4073*"/>
    </style:style>
    <style:style style:name="tabRevenu.G" style:family="table-column">
      <style:table-column-properties style:column-width="2.671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47cm" fo:margin-left="0.011cm" fo:margin-right="0.028cm" table:align="margins"/>
    </style:style>
    <style:style style:name="Tableau2.A" style:family="table-column">
      <style:table-column-properties style:column-width="8.042cm" style:rel-column-width="28115*"/>
    </style:style>
    <style:style style:name="Tableau2.B" style:family="table-column">
      <style:table-column-properties style:column-width="2.544cm" style:rel-column-width="8894*"/>
    </style:style>
    <style:style style:name="Tableau2.C" style:family="table-column">
      <style:table-column-properties style:column-width="1.55cm" style:rel-column-width="5418*"/>
    </style:style>
    <style:style style:name="Tableau2.D" style:family="table-column">
      <style:table-column-properties style:column-width="1.346cm" style:rel-column-width="4702*"/>
    </style:style>
    <style:style style:name="Tableau2.E" style:family="table-column">
      <style:table-column-properties style:column-width="1.286cm" style:rel-column-width="4498*"/>
    </style:style>
    <style:style style:name="Tableau2.F" style:family="table-column">
      <style:table-column-properties style:column-width="1.199cm" style:rel-column-width="4191*"/>
    </style:style>
    <style:style style:name="Tableau2.G" style:family="table-column">
      <style:table-column-properties style:column-width="2.78cm" style:rel-column-width="9717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DefaultSol">
      <style:text-properties fo:font-size="12pt" style:font-size-asian="12pt" style:font-size-complex="12pt"/>
    </style:style>
    <style:style style:name="P22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Page 3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2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14">%=remLineWhenBlank(totalL2)=%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4</meta:editing-cycles>
    <meta:editing-duration>PT1M31S</meta:editing-duration>
    <dc:date>2015-05-08T14:59:12.37</dc:date>
    <meta:document-statistic meta:table-count="7" meta:image-count="0" meta:object-count="0" meta:page-count="1" meta:paragraph-count="181" meta:word-count="185" meta:character-count="2684"/>
    <meta:user-defined meta:name="Info 1"/>
    <meta:user-defined meta:name="Info 2"/>
    <meta:user-defined meta:name="Info 3"/>
    <meta:user-defined meta:name="Info 4"/>
  </office:meta>
</office:document-meta>
</file>